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la recopilación completa y articulada de las <text:span text:style-name="Strong_20_Emphasis">cinco características notables</text:span> del sistema inteligente, tal como las hemos desarrollado juntos. Esta presentación puede funcionar como base teórica sólida para futuras secciones del libro, ya sea en el laboratorio científico o como marco filosófico implícito.</text:p>
      <text:p text:style-name="Horizontal_20_Line"/>
      <text:h text:style-name="Heading_20_2" text:outline-level="2">🧠 Cinco características notables del sistema inteligente (la vida como máquina de cálculo)</text:h>
      <text:p text:style-name="Horizontal_20_Line"/>
      <text:h text:style-name="Heading_20_3" text:outline-level="3">1. <text:span text:style-name="Strong_20_Emphasis">Mejora continua (Evolución)</text:span></text:h>
      <text:p text:style-name="Text_20_body">La vida optimiza su propio funcionamiento mientras opera.<text:line-break/>No está diseñada para evolucionar, pero lo hace como resultado estructural de su modo de reproducción, selección y propagación.<text:line-break/>La evolución <text:span text:style-name="Strong_20_Emphasis">no es el objetivo</text:span>, sino una función auxiliar que <text:span text:style-name="Strong_20_Emphasis">sostiene y potencia el cálculo principal</text:span>.</text:p>
      <text:p text:style-name="Horizontal_20_Line"/>
      <text:h text:style-name="Heading_20_3" text:outline-level="3">2. <text:span text:style-name="Strong_20_Emphasis">Redundancia incremental (Individuos)</text:span></text:h>
      <text:p text:style-name="Text_20_body">Cada individuo:</text:p>
      <text:list xml:id="list3984371273" text:style-name="L1">
        <text:list-item>
          <text:p text:style-name="P1">Es el único componente del sistema,</text:p>
        </text:list-item>
        <text:list-item>
          <text:p text:style-name="P1">Puede reiniciar el proceso completo desde su posición,</text:p>
        </text:list-item>
        <text:list-item>
          <text:p text:style-name="P1">Genera su propia descendencia, que a su vez diversifica el sistema.</text:p>
        </text:list-item>
      </text:list>
      <text:p text:style-name="Text_20_body">Esta arquitectura produce una <text:span text:style-name="Strong_20_Emphasis">redundancia que crece con el tiempo</text:span>, volviendo el sistema más difícil de detener y aumentando la probabilidad de encontrar soluciones.<text:line-break/>La vida se vuelve <text:span text:style-name="Strong_20_Emphasis">cada vez más estable, resiliente y persistente</text:span>.</text:p>
      <text:p text:style-name="Horizontal_20_Line"/>
      <text:h text:style-name="Heading_20_3" text:outline-level="3">3. <text:span text:style-name="Strong_20_Emphasis">Precisión extrema (Capacidad del ADN)</text:span></text:h>
      <text:p text:style-name="Text_20_body">El ADN permite codificar volúmenes inmensos de información.<text:line-break/>Si usamos el ADN para representar un número, ese número puede ser extraordinariamente grande, lo cual implica <text:span text:style-name="Strong_20_Emphasis">alta resolución de datos</text:span>.</text:p>
      <text:p text:style-name="Quotations">Cuando la precisión tiende a infinito, el error tiende a cero.</text:p>
      <text:p text:style-name="Text_20_body">Así, la vida como sistema de cálculo alcanza una <text:span text:style-name="Strong_20_Emphasis">precisión asombrosa</text:span>, perceptible en los resultados de su evolución: ojos, alas, cerebros, simetrías, enzimas...<text:line-break/>No se trata de aproximaciones: es <text:span text:style-name="Strong_20_Emphasis">perfección por acumulación de detalle</text:span>.</text:p>
      <text:p text:style-name="Horizontal_20_Line"/>
      <text:h text:style-name="Heading_20_3" text:outline-level="3"><text:soft-page-break/>4. <text:span text:style-name="Strong_20_Emphasis">Control del espacio de memoria (Arquitectura modular)</text:span></text:h>
      <text:p text:style-name="Text_20_body">A diferencia de un ordenador tradicional, donde la memoria es compartida y puede desbordarse,<text:line-break/>la vida asigna memoria <text:span text:style-name="Strong_20_Emphasis">de forma modular</text:span>:<text:line-break/>Cada individuo contiene toda la información que usará desde el momento en que nace.</text:p>
      <text:list xml:id="list1730745043" text:style-name="L2">
        <text:list-item>
          <text:p text:style-name="P2">La memoria es <text:span text:style-name="Strong_20_Emphasis">de solo lectura</text:span> (ADN).</text:p>
        </text:list-item>
        <text:list-item>
          <text:p text:style-name="P2">No se modifica durante el ciclo de vida.</text:p>
        </text:list-item>
        <text:list-item>
          <text:p text:style-name="P2">La arquitectura elimina <text:span text:style-name="Strong_20_Emphasis">desbordamientos</text:span> y permite <text:span text:style-name="Strong_20_Emphasis">escalar el sistema sin perder estabilidad</text:span>.</text:p>
        </text:list-item>
      </text:list>
      <text:p text:style-name="Text_20_body">Cada individuo es una unidad autocontenida, perfectamente dimensionada.</text:p>
      <text:p text:style-name="Horizontal_20_Line"/>
      <text:h text:style-name="Heading_20_3" text:outline-level="3">5. <text:span text:style-name="Strong_20_Emphasis">Potencia de cálculo (Paralelismo infinito)</text:span></text:h>
      <text:p text:style-name="Text_20_body">La vida disuelve la complejidad dividiéndola.</text:p>
      <text:p text:style-name="Text_20_body">Ante cada decisión posible, <text:span text:style-name="Strong_20_Emphasis">se crean nuevos individuos</text:span> que siguen caminos diferentes, en lugar de que uno solo tenga que explorarlos todos.</text:p>
      <text:list xml:id="list3893856471" text:style-name="L3">
        <text:list-item>
          <text:p text:style-name="P3">No hay decisiones difíciles.</text:p>
        </text:list-item>
        <text:list-item>
          <text:p text:style-name="P3">No hay rutas descartadas.</text:p>
        </text:list-item>
        <text:list-item>
          <text:p text:style-name="P3">Cada individuo solo realiza un paso <text:span text:style-name="Strong_20_Emphasis">simple</text:span>.</text:p>
        </text:list-item>
      </text:list>
      <text:p text:style-name="Text_20_body">Así, el sistema transforma <text:span text:style-name="Strong_20_Emphasis">problemas complejos en tareas elementales</text:span>, y las distribuye entre miles, millones o billones de entidades paralelas.</text:p>
      <text:p text:style-name="Quotations">El paralelismo tiende a infinito.<text:line-break/>Por eso, la potencia de cálculo de la vida es incomparable.</text:p>
      <text:p text:style-name="Horizontal_20_Line"/>
      <text:p text:style-name="Text_20_body">¿Quieres que trabajemos ahora una versión visual o narrativa de este bloque? También puedo ayudarte a integrarlo como un <text:a xlink:type="simple" xlink:href="https://chatgpt.com/c/f" text:style-name="Internet_20_link" text:visited-style-name="Visited_20_Internet_20_Link">documento técnico con glosario</text:a> o como <text:a xlink:type="simple" xlink:href="https://chatgpt.com/c/f" text:style-name="Internet_20_link" text:visited-style-name="Visited_20_Internet_20_Link">texto filosófico en voz de un personaje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5T18:54:39.317000000</meta:creation-date>
    <dc:date>2025-06-25T19:33:43.233000000</dc:date>
    <meta:editing-duration>PT28M53S</meta:editing-duration>
    <meta:editing-cycles>1</meta:editing-cycles>
    <meta:document-statistic meta:table-count="0" meta:image-count="0" meta:object-count="0" meta:page-count="2" meta:paragraph-count="29" meta:word-count="456" meta:character-count="2977" meta:non-whitespace-character-count="2559"/>
    <meta:generator>LibreOffice/7.3.5.2$Windows_X86_64 LibreOffice_project/184fe81b8c8c30d8b5082578aee2fed2ea847c01</meta:generator>
  </office:meta>
</office:document-meta>
</file>